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1866A807BC600903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rsid="0029bcec" officeooo:paragraph-rsid="0029bcec"/>
    </style:style>
    <style:style style:name="P2" style:family="paragraph">
      <style:paragraph-properties fo:text-align="center"/>
      <style:text-properties style:text-line-through-style="none" style:text-line-through-type="none" style:font-name="Arial" fo:font-size="5pt" fo:font-style="normal" style:text-underline-style="none"/>
    </style:style>
    <style:style style:name="gr1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Lever - JOY_BTN16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6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7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7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9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0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0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SLIDER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SLIDER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7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7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2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2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8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4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6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6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L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L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R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R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L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L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R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R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L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L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5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5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3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4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4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2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2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0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0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9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9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8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8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7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7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4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4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5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5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6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6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81" draw:name="Shape 82" draw:style-name="gr1" draw:text-style-name="P2" svg:width="0.7504in" svg:height="0.1205in" svg:x="0.4925in" svg:y="8.7319in" draw:control="control82"/>
      <draw:control text:anchor-type="page" text:anchor-page-number="1" draw:z-index="80" draw:name="Shape 81" draw:style-name="gr2" draw:text-style-name="P2" svg:width="0.7504in" svg:height="0.1205in" svg:x="0.4925in" svg:y="8.6118in" draw:control="control81"/>
      <draw:control text:anchor-type="page" text:anchor-page-number="1" draw:z-index="79" draw:name="Shape 80" draw:style-name="gr1" draw:text-style-name="P2" svg:width="0.7504in" svg:height="0.1205in" svg:x="1.1346in" svg:y="8.4008in" draw:control="control80"/>
      <draw:control text:anchor-type="page" text:anchor-page-number="1" draw:z-index="78" draw:name="Shape 79" draw:style-name="gr2" draw:text-style-name="P2" svg:width="0.7504in" svg:height="0.1205in" svg:x="1.1346in" svg:y="8.2807in" draw:control="control79"/>
      <draw:control text:anchor-type="page" text:anchor-page-number="1" draw:z-index="77" draw:name="Shape 78" draw:style-name="gr1" draw:text-style-name="P2" svg:width="0.7504in" svg:height="0.1205in" svg:x="0.6228in" svg:y="9.0984in" draw:control="control78"/>
      <draw:control text:anchor-type="page" text:anchor-page-number="1" draw:z-index="76" draw:name="Shape 77" draw:style-name="gr2" draw:text-style-name="P2" svg:width="0.7504in" svg:height="0.1205in" svg:x="0.6228in" svg:y="8.9783in" draw:control="control77"/>
      <draw:control text:anchor-type="page" text:anchor-page-number="1" draw:z-index="75" draw:name="Shape 76" draw:style-name="gr1" draw:text-style-name="P2" svg:width="0.7504in" svg:height="0.1205in" svg:x="1.7291in" svg:y="8.7457in" draw:control="control76"/>
      <draw:control text:anchor-type="page" text:anchor-page-number="1" draw:z-index="74" draw:name="Shape 75" draw:style-name="gr2" draw:text-style-name="P2" svg:width="0.7504in" svg:height="0.1205in" svg:x="1.7291in" svg:y="8.6256in" draw:control="control75"/>
      <draw:control text:anchor-type="page" text:anchor-page-number="1" draw:z-index="73" draw:name="Shape 74" draw:style-name="gr1" draw:text-style-name="P2" svg:width="0.7504in" svg:height="0.1205in" svg:x="1.4043in" svg:y="9.1327in" draw:control="control74"/>
      <draw:control text:anchor-type="page" text:anchor-page-number="1" draw:z-index="72" draw:name="Shape 73" draw:style-name="gr2" draw:text-style-name="P2" svg:width="0.7504in" svg:height="0.1205in" svg:x="1.4043in" svg:y="9.0126in" draw:control="control73"/>
      <draw:control text:anchor-type="page" text:anchor-page-number="1" draw:z-index="71" draw:name="Shape 72" draw:style-name="gr1" draw:text-style-name="P2" svg:width="0.8504in" svg:height="0.1205in" svg:x="1.1354in" svg:y="9.402in" draw:control="control72"/>
      <draw:control text:anchor-type="page" text:anchor-page-number="1" draw:z-index="70" draw:name="Shape 71" draw:style-name="gr2" draw:text-style-name="P2" svg:width="0.8504in" svg:height="0.1205in" svg:x="1.1354in" svg:y="9.2819in" draw:control="control71"/>
      <draw:control text:anchor-type="page" text:anchor-page-number="1" draw:z-index="69" draw:name="Shape 70" draw:style-name="gr1" draw:text-style-name="P2" svg:width="0.8504in" svg:height="0.1205in" svg:x="1.1283in" svg:y="9.6717in" draw:control="control70"/>
      <draw:control text:anchor-type="page" text:anchor-page-number="1" draw:z-index="68" draw:name="Shape 69" draw:style-name="gr2" draw:text-style-name="P2" svg:width="0.8504in" svg:height="0.1205in" svg:x="1.1283in" svg:y="9.5516in" draw:control="control69"/>
      <draw:control text:anchor-type="page" text:anchor-page-number="1" draw:z-index="67" draw:name="Shape 68" draw:style-name="gr1" draw:text-style-name="P2" svg:width="0.8504in" svg:height="0.1205in" svg:x="1.1417in" svg:y="9.9417in" draw:control="control68"/>
      <draw:control text:anchor-type="page" text:anchor-page-number="1" draw:z-index="66" draw:name="Shape 67" draw:style-name="gr2" draw:text-style-name="P2" svg:width="0.8504in" svg:height="0.1205in" svg:x="1.1417in" svg:y="9.8217in" draw:control="control67"/>
      <draw:control text:anchor-type="page" text:anchor-page-number="1" draw:z-index="65" draw:name="Shape 66" draw:style-name="gr1" draw:text-style-name="P2" svg:width="0.8504in" svg:height="0.1205in" svg:x="1.1417in" svg:y="10.1819in" draw:control="control66"/>
      <draw:control text:anchor-type="page" text:anchor-page-number="1" draw:z-index="64" draw:name="Shape 65" draw:style-name="gr2" draw:text-style-name="P2" svg:width="0.8504in" svg:height="0.1205in" svg:x="1.1417in" svg:y="10.0618in" draw:control="control65"/>
      <draw:control text:anchor-type="page" text:anchor-page-number="1" draw:z-index="63" draw:name="Shape 64" draw:style-name="gr1" draw:text-style-name="P2" svg:width="0.8504in" svg:height="0.1205in" svg:x="1.1425in" svg:y="10.4673in" draw:control="control64"/>
      <draw:control text:anchor-type="page" text:anchor-page-number="1" draw:z-index="62" draw:name="Shape 63" draw:style-name="gr2" draw:text-style-name="P2" svg:width="0.8504in" svg:height="0.1205in" svg:x="1.1425in" svg:y="10.3472in" draw:control="control63"/>
      <draw:control text:anchor-type="page" text:anchor-page-number="1" draw:z-index="61" draw:name="Shape 62" draw:style-name="gr1" draw:text-style-name="P2" svg:width="0.8504in" svg:height="0.1205in" svg:x="1.1425in" svg:y="10.7075in" draw:control="control62"/>
      <draw:control text:anchor-type="page" text:anchor-page-number="1" draw:z-index="60" draw:name="Shape 61" draw:style-name="gr2" draw:text-style-name="P2" svg:width="0.8504in" svg:height="0.1205in" svg:x="1.1425in" svg:y="10.5874in" draw:control="control61"/>
      <draw:control text:anchor-type="page" text:anchor-page-number="1" draw:z-index="59" draw:name="Shape 60" draw:style-name="gr1" draw:text-style-name="P2" svg:width="0.8504in" svg:height="0.1205in" svg:x="7.0835in" svg:y="10.5071in" draw:control="control60"/>
      <draw:control text:anchor-type="page" text:anchor-page-number="1" draw:z-index="58" draw:name="Shape 59" draw:style-name="gr2" draw:text-style-name="P2" svg:width="0.8504in" svg:height="0.1205in" svg:x="7.0835in" svg:y="10.3866in" draw:control="control59"/>
      <draw:control text:anchor-type="page" text:anchor-page-number="1" draw:z-index="57" draw:name="Shape 58" draw:style-name="gr1" draw:text-style-name="P2" svg:width="0.8504in" svg:height="0.1205in" svg:x="7.0555in" svg:y="10.1827in" draw:control="control58"/>
      <draw:control text:anchor-type="page" text:anchor-page-number="1" draw:z-index="56" draw:name="Shape 57" draw:style-name="gr2" draw:text-style-name="P2" svg:width="0.8504in" svg:height="0.1205in" svg:x="7.0555in" svg:y="10.0626in" draw:control="control57"/>
      <draw:control text:anchor-type="page" text:anchor-page-number="1" draw:z-index="55" draw:name="Shape 56" draw:style-name="gr1" draw:text-style-name="P2" svg:width="0.8504in" svg:height="0.1205in" svg:x="4.8382in" svg:y="8.4138in" draw:control="control56"/>
      <draw:control text:anchor-type="page" text:anchor-page-number="1" draw:z-index="54" draw:name="Shape 55" draw:style-name="gr2" draw:text-style-name="P2" svg:width="0.8504in" svg:height="0.1205in" svg:x="4.8382in" svg:y="8.2937in" draw:control="control55"/>
      <draw:control text:anchor-type="page" text:anchor-page-number="1" draw:z-index="53" draw:name="Shape 54" draw:style-name="gr1" draw:text-style-name="P2" svg:width="0.8504in" svg:height="0.1205in" svg:x="6.8346in" svg:y="8.1854in" draw:control="control54"/>
      <draw:control text:anchor-type="page" text:anchor-page-number="1" draw:z-index="52" draw:name="Shape 53" draw:style-name="gr2" draw:text-style-name="P2" svg:width="0.8504in" svg:height="0.1205in" svg:x="6.8346in" svg:y="8.0654in" draw:control="control53"/>
      <draw:control text:anchor-type="page" text:anchor-page-number="1" draw:z-index="51" draw:name="Shape 52" draw:style-name="gr1" draw:text-style-name="P2" svg:width="0.8504in" svg:height="0.1205in" svg:x="1.75in" svg:y="6.6382in" draw:control="control52"/>
      <draw:control text:anchor-type="page" text:anchor-page-number="1" draw:z-index="50" draw:name="Shape 51" draw:style-name="gr2" draw:text-style-name="P2" svg:width="0.8504in" svg:height="0.1205in" svg:x="1.75in" svg:y="6.5181in" draw:control="control51"/>
      <draw:control text:anchor-type="page" text:anchor-page-number="1" draw:z-index="49" draw:name="Shape 50" draw:style-name="gr1" draw:text-style-name="P2" svg:width="0.8504in" svg:height="0.1205in" svg:x="4.8382in" svg:y="8.4138in" draw:control="control50"/>
      <draw:control text:anchor-type="page" text:anchor-page-number="1" draw:z-index="48" draw:name="Shape 49" draw:style-name="gr2" draw:text-style-name="P2" svg:width="0.8504in" svg:height="0.1205in" svg:x="4.8382in" svg:y="8.2937in" draw:control="control49"/>
      <draw:control text:anchor-type="page" text:anchor-page-number="1" draw:z-index="47" draw:name="Shape 48" draw:style-name="gr1" draw:text-style-name="P2" svg:width="0.8504in" svg:height="0.1205in" svg:x="2.7791in" svg:y="8.2618in" draw:control="control48"/>
      <draw:control text:anchor-type="page" text:anchor-page-number="1" draw:z-index="46" draw:name="Shape 47" draw:style-name="gr2" draw:text-style-name="P2" svg:width="0.8504in" svg:height="0.1205in" svg:x="2.7791in" svg:y="8.1417in" draw:control="control47"/>
      <draw:control text:anchor-type="page" text:anchor-page-number="1" draw:z-index="45" draw:name="Shape 46" draw:style-name="gr1" draw:text-style-name="P2" svg:width="0.8504in" svg:height="0.1205in" svg:x="3.5807in" svg:y="7.9783in" draw:control="control46"/>
      <draw:control text:anchor-type="page" text:anchor-page-number="1" draw:z-index="44" draw:name="Shape 45" draw:style-name="gr2" draw:text-style-name="P2" svg:width="0.8504in" svg:height="0.1205in" svg:x="3.5807in" svg:y="7.8583in" draw:control="control45"/>
      <draw:control text:anchor-type="page" text:anchor-page-number="1" draw:z-index="43" draw:name="Shape 44" draw:style-name="gr1" draw:text-style-name="P2" svg:width="0.8504in" svg:height="0.1205in" svg:x="1.9925in" svg:y="7.9717in" draw:control="control44"/>
      <draw:control text:anchor-type="page" text:anchor-page-number="1" draw:z-index="42" draw:name="Shape 43" draw:style-name="gr2" draw:text-style-name="P2" svg:width="0.8504in" svg:height="0.1205in" svg:x="1.9925in" svg:y="7.8516in" draw:control="control43"/>
      <draw:control text:anchor-type="page" text:anchor-page-number="1" draw:z-index="41" draw:name="Shape 42" draw:style-name="gr1" draw:text-style-name="P2" svg:width="0.8504in" svg:height="0.1205in" svg:x="3.678in" svg:y="7.6744in" draw:control="control42"/>
      <draw:control text:anchor-type="page" text:anchor-page-number="1" draw:z-index="40" draw:name="Shape 41" draw:style-name="gr2" draw:text-style-name="P2" svg:width="0.8504in" svg:height="0.1205in" svg:x="3.678in" svg:y="7.5543in" draw:control="control41"/>
      <draw:control text:anchor-type="page" text:anchor-page-number="1" draw:z-index="39" draw:name="Shape 40" draw:style-name="gr1" draw:text-style-name="P2" svg:width="0.8504in" svg:height="0.1205in" svg:x="1.8992in" svg:y="7.6717in" draw:control="control40"/>
      <draw:control text:anchor-type="page" text:anchor-page-number="1" draw:z-index="38" draw:name="Shape 39" draw:style-name="gr2" draw:text-style-name="P2" svg:width="0.8504in" svg:height="0.1205in" svg:x="1.8992in" svg:y="7.5516in" draw:control="control39"/>
      <draw:control text:anchor-type="page" text:anchor-page-number="1" draw:z-index="37" draw:name="Shape 38" draw:style-name="gr1" draw:text-style-name="P2" svg:width="0.8504in" svg:height="0.1205in" svg:x="3.5957in" svg:y="7.3602in" draw:control="control38"/>
      <draw:control text:anchor-type="page" text:anchor-page-number="1" draw:z-index="36" draw:name="Shape 35" draw:style-name="gr2" draw:text-style-name="P2" svg:width="0.8504in" svg:height="0.1205in" svg:x="3.5957in" svg:y="7.2402in" draw:control="control37"/>
      <draw:control text:anchor-type="page" text:anchor-page-number="1" draw:z-index="35" draw:name="Shape 34" draw:style-name="gr1" draw:text-style-name="P2" svg:width="0.8504in" svg:height="0.1205in" svg:x="2.0028in" svg:y="7.3701in" draw:control="control36"/>
      <draw:control text:anchor-type="page" text:anchor-page-number="1" draw:z-index="34" draw:name="Shape 33" draw:style-name="gr2" draw:text-style-name="P2" svg:width="0.8504in" svg:height="0.1205in" svg:x="2.0028in" svg:y="7.25in" draw:control="control35"/>
      <draw:control text:anchor-type="page" text:anchor-page-number="1" draw:z-index="33" draw:name="Shape 32" draw:style-name="gr1" draw:text-style-name="P2" svg:width="0.8504in" svg:height="0.1205in" svg:x="2.789in" svg:y="7.0819in" draw:control="control34"/>
      <draw:control text:anchor-type="page" text:anchor-page-number="1" draw:z-index="32" draw:name="Shape 31" draw:style-name="gr2" draw:text-style-name="P2" svg:width="0.8504in" svg:height="0.1205in" svg:x="2.789in" svg:y="6.9618in" draw:control="control33"/>
      <draw:control text:anchor-type="page" text:anchor-page-number="1" draw:z-index="31" draw:name="Shape 30" draw:style-name="gr1" draw:text-style-name="P2" svg:width="0.8504in" svg:height="0.1205in" svg:x="5.2575in" svg:y="6.6382in" draw:control="control32"/>
      <draw:control text:anchor-type="page" text:anchor-page-number="1" draw:z-index="30" draw:name="Shape 29" draw:style-name="gr2" draw:text-style-name="P2" svg:width="0.8504in" svg:height="0.1205in" svg:x="5.2575in" svg:y="6.5181in" draw:control="control31"/>
      <draw:control text:anchor-type="page" text:anchor-page-number="1" draw:z-index="29" draw:name="Shape 28" draw:style-name="gr1" draw:text-style-name="P2" svg:width="0.8504in" svg:height="0.1205in" svg:x="0.8563in" svg:y="5.628in" draw:control="control30"/>
      <draw:control text:anchor-type="page" text:anchor-page-number="1" draw:z-index="28" draw:name="Shape 27" draw:style-name="gr2" draw:text-style-name="P2" svg:width="0.8504in" svg:height="0.1205in" svg:x="0.8563in" svg:y="5.5075in" draw:control="control29"/>
      <draw:control text:anchor-type="page" text:anchor-page-number="1" draw:z-index="27" draw:name="Shape 26" draw:style-name="gr1" draw:text-style-name="P2" svg:width="0.8504in" svg:height="0.1205in" svg:x="1.75in" svg:y="6.6382in" draw:control="control28"/>
      <draw:control text:anchor-type="page" text:anchor-page-number="1" draw:z-index="26" draw:name="Shape 25" draw:style-name="gr2" draw:text-style-name="P2" svg:width="0.8504in" svg:height="0.1205in" svg:x="1.75in" svg:y="6.5181in" draw:control="control27"/>
      <draw:control text:anchor-type="page" text:anchor-page-number="1" draw:z-index="25" draw:name="Shape 24" draw:style-name="gr1" draw:text-style-name="P2" svg:width="0.8504in" svg:height="0.1205in" svg:x="6.8909in" svg:y="5.6299in" draw:control="control26"/>
      <draw:control text:anchor-type="page" text:anchor-page-number="1" draw:z-index="24" draw:name="Shape 23" draw:style-name="gr2" draw:text-style-name="P2" svg:width="0.8504in" svg:height="0.1205in" svg:x="6.8909in" svg:y="5.5098in" draw:control="control25"/>
      <draw:control text:anchor-type="page" text:anchor-page-number="1" draw:z-index="23" draw:name="Shape 22" draw:style-name="gr1" draw:text-style-name="P2" svg:width="0.8504in" svg:height="0.1205in" svg:x="1.0272in" svg:y="4.0236in" draw:control="control24"/>
      <draw:control text:anchor-type="page" text:anchor-page-number="1" draw:z-index="22" draw:name="Shape 21" draw:style-name="gr2" draw:text-style-name="P2" svg:width="0.8504in" svg:height="0.1205in" svg:x="1.0272in" svg:y="3.9035in" draw:control="control23"/>
      <draw:control text:anchor-type="page" text:anchor-page-number="1" draw:z-index="21" draw:name="Shape 20" draw:style-name="gr1" draw:text-style-name="P2" svg:width="0.8504in" svg:height="0.1205in" svg:x="1.0146in" svg:y="4.3in" draw:control="control22"/>
      <draw:control text:anchor-type="page" text:anchor-page-number="1" draw:z-index="20" draw:name="Shape 19" draw:style-name="gr2" draw:text-style-name="P2" svg:width="0.8504in" svg:height="0.1205in" svg:x="1.0146in" svg:y="4.1799in" draw:control="control21"/>
      <draw:control text:anchor-type="page" text:anchor-page-number="1" draw:z-index="19" draw:name="Shape 18" draw:style-name="gr1" draw:text-style-name="P2" svg:width="0.8504in" svg:height="0.1205in" svg:x="6.8866in" svg:y="5.3453in" draw:control="control20"/>
      <draw:control text:anchor-type="page" text:anchor-page-number="1" draw:z-index="18" draw:name="Shape 17" draw:style-name="gr2" draw:text-style-name="P2" svg:width="0.8504in" svg:height="0.1205in" svg:x="6.8866in" svg:y="5.2252in" draw:control="control19"/>
      <draw:control text:anchor-type="page" text:anchor-page-number="1" draw:z-index="17" draw:name="Shape 16" draw:style-name="gr1" draw:text-style-name="P2" svg:width="0.8504in" svg:height="0.1205in" svg:x="6.7661in" svg:y="4.2957in" draw:control="control18"/>
      <draw:control text:anchor-type="page" text:anchor-page-number="1" draw:z-index="16" draw:name="Shape 15" draw:style-name="gr2" draw:text-style-name="P2" svg:width="0.8504in" svg:height="0.1205in" svg:x="6.7661in" svg:y="4.1756in" draw:control="control17"/>
      <draw:control text:anchor-type="page" text:anchor-page-number="1" draw:z-index="15" draw:name="Shape 14" draw:style-name="gr1" draw:text-style-name="P2" svg:width="0.8504in" svg:height="0.1205in" svg:x="6.9083in" svg:y="3.7819in" draw:control="control16"/>
      <draw:control text:anchor-type="page" text:anchor-page-number="1" draw:z-index="14" draw:name="Shape 13" draw:style-name="gr2" draw:text-style-name="P2" svg:width="0.8504in" svg:height="0.1205in" svg:x="6.9083in" svg:y="3.6618in" draw:control="control15"/>
      <draw:control text:anchor-type="page" text:anchor-page-number="1" draw:z-index="13" draw:name="Shape 12" draw:style-name="gr1" draw:text-style-name="P2" svg:width="0.8504in" svg:height="0.1205in" svg:x="6.2646in" svg:y="3.2425in" draw:control="control14"/>
      <draw:control text:anchor-type="page" text:anchor-page-number="1" draw:z-index="12" draw:name="Shape 11" draw:style-name="gr2" draw:text-style-name="P2" svg:width="0.8504in" svg:height="0.1205in" svg:x="6.2646in" svg:y="3.122in" draw:control="control13"/>
      <draw:control text:anchor-type="page" text:anchor-page-number="1" draw:z-index="11" draw:name="Shape 10" draw:style-name="gr1" draw:text-style-name="P2" svg:width="0.8504in" svg:height="0.1205in" svg:x="6.8043in" svg:y="2.8846in" draw:control="control12"/>
      <draw:control text:anchor-type="page" text:anchor-page-number="1" draw:z-index="10" draw:name="Shape 9" draw:style-name="gr2" draw:text-style-name="P2" svg:width="0.8504in" svg:height="0.1205in" svg:x="6.8043in" svg:y="2.7646in" draw:control="control11"/>
      <draw:control text:anchor-type="page" text:anchor-page-number="1" draw:z-index="9" draw:name="Shape 8" draw:style-name="gr1" draw:text-style-name="P2" svg:width="0.8504in" svg:height="0.1205in" svg:x="6.8in" svg:y="2.5866in" draw:control="control10"/>
      <draw:control text:anchor-type="page" text:anchor-page-number="1" draw:z-index="8" draw:name="Shape 7" draw:style-name="gr2" draw:text-style-name="P2" svg:width="0.8504in" svg:height="0.1205in" svg:x="6.8in" svg:y="2.4665in" draw:control="control9"/>
      <draw:control text:anchor-type="page" text:anchor-page-number="1" draw:z-index="7" draw:name="Shape 4" draw:style-name="gr1" draw:text-style-name="P2" svg:width="0.8504in" svg:height="0.1205in" svg:x="6.7957in" svg:y="2.2791in" draw:control="control8"/>
      <draw:control text:anchor-type="page" text:anchor-page-number="1" draw:z-index="6" draw:name="Shape 3" draw:style-name="gr2" draw:text-style-name="P2" svg:width="0.8504in" svg:height="0.1205in" svg:x="6.7957in" svg:y="2.1591in" draw:control="control7"/>
      <draw:control text:anchor-type="page" text:anchor-page-number="1" draw:z-index="5" draw:name="Shape 2" draw:style-name="gr1" draw:text-style-name="P2" svg:width="0.8504in" svg:height="0.1205in" svg:x="4.4339in" svg:y="0.4575in" draw:control="control6"/>
      <draw:control text:anchor-type="page" text:anchor-page-number="1" draw:z-index="4" draw:name="Shape 1" draw:style-name="gr2" draw:text-style-name="P2" svg:width="0.8504in" svg:height="0.1205in" svg:x="4.4339in" svg:y="0.3374in" draw:control="control5"/>
      <draw:control text:anchor-type="page" text:anchor-page-number="1" draw:z-index="3" draw:name="Shape 6" draw:style-name="gr1" draw:text-style-name="P2" svg:width="0.8504in" svg:height="0.1205in" svg:x="6.7984in" svg:y="1.9783in" draw:control="control4"/>
      <draw:control text:anchor-type="page" text:anchor-page-number="1" draw:z-index="2" draw:name="Shape 5" draw:style-name="gr2" draw:text-style-name="P2" svg:width="0.8504in" svg:height="0.1205in" svg:x="6.7984in" svg:y="1.8583in" draw:control="control3"/>
      <draw:control text:anchor-type="page" text:anchor-page-number="1" draw:z-index="1" draw:name="Shape 37" draw:style-name="gr1" draw:text-style-name="P2" svg:width="0.8504in" svg:height="0.1205in" svg:x="3.2945in" svg:y="0.4665in" draw:control="control1"/>
      <draw:control text:anchor-type="page" text:anchor-page-number="1" draw:z-index="0" draw:name="Shape 36" draw:style-name="gr2" draw:text-style-name="P2" svg:width="0.8504in" svg:height="0.1205in" svg:x="3.2945in" svg:y="0.3465in" draw:control="control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Throttle_25_20Chart" draw:display-name="Thrustmaster%20Warthog%20Throttle%20Chart" xlink:href="Pictures/1000000100000659000008991866A807BC60090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Throttle_25_20Chart" draw:fill-image-width="100%" draw:fill-image-height="100%" style:repeat="stretch" draw:fill-image-ref-point="center" style:footnote-max-height="0in" loext:margin-gutter="0in">
        <style:background-image xlink:href="Pictures/1000000100000659000008991866A807BC600903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Throttle_25_20Chart" draw:fill-image-width="100%" draw:fill-image-height="100%" style:repeat="stretch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6T23:54:47.737618772</dc:date>
    <meta:editing-duration>PT7H37M27S</meta:editing-duration>
    <meta:editing-cycles>19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